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b664" officeooo:paragraph-rsid="000bb664"/>
    </style:style>
    <style:style style:name="P2" style:family="paragraph" style:parent-style-name="Standard">
      <style:text-properties officeooo:rsid="000be109" officeooo:paragraph-rsid="000be109"/>
    </style:style>
    <style:style style:name="P3" style:family="paragraph" style:parent-style-name="Standard">
      <style:text-properties officeooo:rsid="000cbc32" officeooo:paragraph-rsid="000cbc32"/>
    </style:style>
    <style:style style:name="P4" style:family="paragraph" style:parent-style-name="Standard" style:list-style-name="L1">
      <style:text-properties officeooo:rsid="000cbc32" officeooo:paragraph-rsid="000cbc32"/>
    </style:style>
    <style:style style:name="P5" style:family="paragraph" style:parent-style-name="Standard" style:list-style-name="L1">
      <style:text-properties officeooo:paragraph-rsid="000cbc32"/>
    </style:style>
    <style:style style:name="P6" style:family="paragraph" style:parent-style-name="Standard" style:list-style-name="L1">
      <style:text-properties officeooo:rsid="000dd3d9" officeooo:paragraph-rsid="000dd3d9"/>
    </style:style>
    <style:style style:name="P7" style:family="paragraph" style:parent-style-name="Standard">
      <style:text-properties officeooo:rsid="000dd3d9" officeooo:paragraph-rsid="000dd3d9"/>
    </style:style>
    <style:style style:name="T1" style:family="text">
      <style:text-properties officeooo:rsid="000be109"/>
    </style:style>
    <style:style style:name="T2" style:family="text">
      <style:text-properties officeooo:rsid="000cbc32"/>
    </style:style>
    <style:style style:name="T3" style:family="text">
      <style:text-properties officeooo:rsid="000dd3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mplo do Seu Peru</text:p>
      <text:p text:style-name="P1"/>
      <text:p text:style-name="P1">Comem com Seu Peru = CP</text:p>
      <text:p text:style-name="P1">Não comem = NCP</text:p>
      <text:p text:style-name="P1"/>
      <text:p text:style-name="P1">Ele domina 40% do mercado. Colocando chocolate no cardápio, +60% dos que não comiam.</text:p>
      <text:p text:style-name="P1">10% deixam de comer.</text:p>
      <text:p text:style-name="P1"/>
      <text:p text:style-name="P1">CP → CP – 0.90</text:p>
      <text:p text:style-name="P1">CP → NCP – 0.10</text:p>
      <text:p text:style-name="P1">NCP → NCP – 0.60</text:p>
      <text:p text:style-name="P1">NCP → CP – 0.40</text:p>
      <text:p text:style-name="P1"/>
      <text:p text:style-name="P1">- S0 = [0.40 0.60]</text:p>
      <text:p text:style-name="P1"/>
      <text:p text:style-name="P1">Pcp = [ [0.90 0.10], <text:s text:c="3"/>// Matriz de Transições</text:p>
      <text:p text:style-name="P1"><text:s text:c="13"/>[0.60 0.40] ]</text:p>
      <text:p text:style-name="P1"/>
      <text:p text:style-name="P1">E daqui 50 semanas (se a estatística é em semanas)?</text:p>
      <text:p text:style-name="P1"/>
      <text:p text:style-name="P1">S50 = <text:span text:style-name="T1">S0*Pcp⁵⁰</text:span></text:p>
      <text:p text:style-name="P2">S50 = [0.4 0.6] * [ [0.85 0.14], [0.85 0.14] ]</text:p>
      <text:p text:style-name="P2">S50 = [0.85 0.14]</text:p>
      <text:p text:style-name="P2"/>
      <text:p text:style-name="P3">Classificações de Estado / Cadeia:</text:p>
      <text:p text:style-name="P3"/>
      <text:list xml:id="list171423613" text:style-name="L1">
        <text:list-item>
          <text:p text:style-name="P5"><text:span text:style-name="T2">Ergódico: Tem a possibilidade de andar de um estado para o outro sem ele travar.</text:span></text:p>
        </text:list-item>
        <text:list-item>
          <text:p text:style-name="P4">Não Ergódico: Tem a possibilidade de andar e travar.</text:p>
        </text:list-item>
        <text:list-item>
          <text:p text:style-name="P4">Absorvente (Quando não tem saída de fluxo)</text:p>
        </text:list-item>
        <text:list-item>
          <text:p text:style-name="P4"><text:span text:style-name="T3">Transiente</text:span>: Estado transitivo</text:p>
        </text:list-item>
        <text:list-item>
          <text:p text:style-name="P6">Irreversível: Sem estados absorventes, andando por todos os estados</text:p>
        </text:list-item>
      </text:list>
      <text:p text:style-name="P7"/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09:02:24.890886929</meta:creation-date>
    <dc:date>2017-06-07T09:21:30.858655795</dc:date>
    <meta:editing-duration>PT19M7S</meta:editing-duration>
    <meta:editing-cycles>4</meta:editing-cycles>
    <meta:generator>LibreOffice/5.3.3.2$Linux_X86_64 LibreOffice_project/3d9a8b4b4e538a85e0782bd6c2d430bafe583448</meta:generator>
    <meta:document-statistic meta:table-count="0" meta:image-count="0" meta:object-count="0" meta:page-count="1" meta:paragraph-count="22" meta:word-count="148" meta:character-count="749" meta:non-whitespace-character-count="610"/>
  </office:meta>
</office:document-meta>
</file>